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2000014F0000373A000016337D8D1801.svm" manifest:media-type="image/x-svm"/>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7E0000005CE9C44D3E3.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190000044D0000044DC5477316.svm" manifest:media-type="image/x-svm"/>
  <manifest:file-entry manifest:full-path="Pictures/10000001000001CB0000015DFA0329B1.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61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Grafik" style:master-page-name="">
      <style:paragraph-properties style:page-number="auto"/>
    </style:style>
    <style:style style:name="P10" style:family="paragraph" style:parent-style-name="Standard" style:list-style-name="L2"/>
    <style:style style:name="P11" style:family="paragraph" style:parent-style-name="Table_20_Heading">
      <style:paragraph-properties fo:text-align="start" style:justify-single-word="false"/>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fo:font-weight="bold" style:font-weight-asian="bold"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able_20_Contents">
      <style:paragraph-properties fo:text-align="start" style:justify-single-word="false"/>
      <style:text-properties officeooo:rsid="005b8c1e" officeooo:paragraph-rsid="005b8c1e"/>
    </style:style>
    <style:style style:name="P19" style:family="paragraph" style:parent-style-name="Standard">
      <style:text-properties style:text-line-through-style="none" style:text-line-through-type="none" officeooo:paragraph-rsid="00628eb8"/>
    </style:style>
    <style:style style:name="P20" style:family="paragraph" style:parent-style-name="Grafik">
      <style:text-properties officeooo:paragraph-rsid="00129c2e"/>
    </style:style>
    <style:style style:name="P21" style:family="paragraph" style:parent-style-name="Standard">
      <style:text-properties style:text-underline-style="none" fo:font-weight="normal" style:font-weight-asian="normal" style:font-weight-complex="normal"/>
    </style:style>
    <style:style style:name="P22" style:family="paragraph" style:parent-style-name="Standard">
      <style:paragraph-properties fo:keep-with-next="always"/>
    </style:style>
    <style:style style:name="P23"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24" style:family="paragraph" style:parent-style-name="Heading_20_1">
      <style:paragraph-properties fo:break-before="page"/>
    </style:style>
    <style:style style:name="P25" style:family="paragraph" style:parent-style-name="Grafik" style:master-page-name="">
      <style:paragraph-properties fo:orphans="0" fo:widows="0" style:page-number="auto" fo:keep-with-next="auto"/>
    </style:style>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4" style:master-page-name="">
      <style:paragraph-properties style:page-number="auto" fo:padding="0cm" fo:border="none" style:shadow="none" style:join-border="false"/>
    </style:style>
    <style:style style:name="P29" style:family="paragraph" style:parent-style-name="Standard" style:list-style-name="L4">
      <style:paragraph-properties fo:padding="0.074cm" fo:border-left="none" fo:border-right="none" fo:border-top="none" fo:border-bottom="0.06pt solid #000000" style:join-border="false"/>
    </style:style>
    <style:style style:name="P30" style:family="paragraph" style:parent-style-name="Standard" style:list-style-name="L4">
      <style:paragraph-properties fo:padding="0cm" fo:border="none" style:shadow="none" style:join-border="false"/>
    </style:style>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paragraph-properties fo:text-align="justify" style:justify-single-word="false"/>
    </style:style>
    <style:style style:name="P36"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37" style:family="paragraph" style:parent-style-name="Standard">
      <style:text-properties officeooo:paragraph-rsid="0001de01"/>
    </style:style>
    <style:style style:name="P38" style:family="paragraph" style:parent-style-name="Opa">
      <style:paragraph-properties fo:text-align="center" style:justify-single-word="false"/>
      <style:text-properties style:use-window-font-color="true" loext:opacity="0%" style:font-name="HeartMatrixed"/>
    </style:style>
    <style:style style:name="P39" style:family="paragraph" style:parent-style-name="Opa">
      <style:text-properties style:use-window-font-color="true" loext:opacity="0%" style:font-name="HeartMatrixed"/>
    </style:style>
    <style:style style:name="P40" style:family="paragraph" style:parent-style-name="Grafik" style:master-page-name="">
      <style:paragraph-properties fo:orphans="0" fo:widows="0" style:page-number="auto"/>
    </style:style>
    <style:style style:name="T1" style:family="text">
      <style:text-properties fo:font-style="normal" style:font-style-asian="italic" style:font-style-complex="italic"/>
    </style:style>
    <style:style style:name="T2" style:family="text">
      <style:text-properties style:font-name="JetBrainsMono" fo:font-size="10pt"/>
    </style:style>
    <style:style style:name="T3" style:family="text">
      <style:text-properties officeooo:rsid="006ea7c4"/>
    </style:style>
    <style:style style:name="T4" style:family="text">
      <style:text-properties officeooo:rsid="0071b223"/>
    </style:style>
    <style:style style:name="T5" style:family="text">
      <style:text-properties officeooo:rsid="00708687"/>
    </style:style>
    <style:style style:name="T6" style:family="text">
      <style:text-properties fo:font-weight="normal" style:font-weight-asian="normal" style:font-weight-complex="normal"/>
    </style:style>
    <style:style style:name="T7" style:family="text">
      <style:text-properties officeooo:rsid="00772ea6"/>
    </style:style>
    <style:style style:name="T8" style:family="text">
      <style:text-properties officeooo:rsid="005aa2a4"/>
    </style:style>
    <style:style style:name="T9" style:family="text">
      <style:text-properties officeooo:rsid="0063732c"/>
    </style:style>
    <style:style style:name="T10" style:family="text">
      <style:text-properties officeooo:rsid="0059df5a"/>
    </style:style>
    <style:style style:name="T11" style:family="text">
      <style:text-properties officeooo:rsid="001dfe20"/>
    </style:style>
    <style:style style:name="T12" style:family="text">
      <style:text-properties style:text-underline-style="none" fo:font-weight="normal" style:font-weight-asian="normal" style:font-weight-complex="normal"/>
    </style:style>
    <style:style style:name="T13" style:family="text">
      <style:text-properties officeooo:rsid="00019f0b"/>
    </style:style>
    <style:style style:name="T14" style:family="text">
      <style:text-properties officeooo:rsid="006b1bc6"/>
    </style:style>
    <style:style style:name="T15" style:family="text">
      <style:text-properties officeooo:rsid="007e3153"/>
    </style:style>
    <style:style style:name="T16" style:family="text">
      <style:text-properties officeooo:rsid="007c3de4"/>
    </style:style>
    <style:style style:name="T17"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18" style:family="text">
      <style:text-properties officeooo:rsid="0001de01"/>
    </style:style>
    <style:style style:name="T19" style:family="text">
      <style:text-properties officeooo:rsid="000a49e7"/>
    </style:style>
    <style:style style:name="T20" style:family="text">
      <style:text-properties officeooo:rsid="000a9764"/>
    </style:style>
    <style:style style:name="T21" style:family="text">
      <style:text-properties style:font-name="JetBrains Mono1" fo:font-size="10pt"/>
    </style:style>
    <style:style style:name="T22" style:family="text">
      <style:text-properties officeooo:rsid="00027eca"/>
    </style:style>
    <style:style style:name="T23" style:family="text">
      <style:text-properties officeooo:rsid="000658db"/>
    </style:style>
    <style:style style:name="T24" style:family="text">
      <style:text-properties officeooo:rsid="00075217"/>
    </style:style>
    <style:style style:name="T25" style:family="text">
      <style:text-properties officeooo:rsid="0081c7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4</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bonus<text:tab/>9</text:p>
          <text:p text:style-name="P8"><text:s/>2.7 Bündnisse<text:tab/>10</text:p>
          <text:p text:style-name="P8"><text:s/>2.8 Sichtbare und unsichtbare Informationen<text:tab/>10</text:p>
          <text:p text:style-name="P8"><text:s/>2.9 Jahresauswertung<text:tab/>11</text:p>
          <text:p text:style-name="P8"><text:s/>2.10 Punktewertung<text:tab/>11</text:p>
          <text:p text:style-name="P7"><text:s/>3 Spielmodi<text:tab/>11</text:p>
          <text:p text:style-name="P8"><text:s/>3.1 Hot Seat<text:tab/>11</text:p>
          <text:p text:style-name="P8"><text:s/>3.2 E-Mail-Spiel<text:tab/>12</text:p>
          <text:p text:style-name="P8"><text:s/>3.3 Server-Spiel<text:tab/>12</text:p>
          <text:p text:style-name="P7"><text:s/>4 Bedienung und Einstellungen<text:tab/>13</text:p>
          <text:p text:style-name="P8"><text:s/>4.1 Der VEGA-Bildschirm<text:tab/>13</text:p>
          <text:p text:style-name="P8"><text:s/>4.2 Die Menüliste<text:tab/>14</text:p>
          <text:p text:style-name="P8"><text:s/>4.3 Spielparameter<text:tab/>15</text:p>
          <text:p text:style-name="P8"><text:s/>4.4 Hauptmenü<text:tab/>15</text:p>
          <text:p text:style-name="P8"><text:s/>4.5 Zugeingabe<text:tab/>16</text:p>
          <text:p text:style-name="P7"><text:s/>5 Systemanforderungen, Installation und Ausführung<text:tab/>17</text:p>
          <text:p text:style-name="P7"><text:s/>6 Der VEGA Webserver<text:tab/>18</text:p>
          <text:p text:style-name="P7"><text:s/>7 VEGA Display<text:tab/>19</text:p>
          <text:p text:style-name="P7"><text:s/>8 VEGA Server<text:tab/>20</text:p>
          <text:p text:style-name="P8"><text:s/>8.1 Funktionsweise<text:tab/>20</text:p>
          <text:p text:style-name="P8"><text:s/>8.2 Einrichten eines <text:span text:style-name="T1">VEGA </text:span>Servers<text:tab/>20</text:p>
          <text:p text:style-name="P8"><text:s/>8.3 Verwalten eines VEGA Servers<text:tab/>21</text:p>
          <text:p text:style-name="P8"><text:s/>8.4 User anlegen<text:tab/>21</text:p>
          <text:p text:style-name="P8"><text:s/>8.5 User ändern<text:tab/>21</text:p>
          <text:p text:style-name="P8"><text:s/>8.6 User löschen<text:tab/>21</text:p>
          <text:p text:style-name="P8"><text:s/>8.7 Tipps und Tricks für den Server-Admin<text:tab/>21</text:p>
          <text:p text:style-name="P8"><text:s/>8.8 Serverbasierte Spiele initiieren und spielen<text:tab/>22</text:p>
          <text:p text:style-name="P7"><text:s/>9 VEGA-Historie (oder: "Opa erzählt von damals")<text:tab/>22</text:p>
          <text:p text:style-name="P7"><text:s/>10 Abschließende Worte<text:tab/>24</text:p>
        </text:index-body>
      </text:table-of-content>
      <text:h text:style-name="Heading_20_1" text:outline-level="1"><text:bookmark-start text:name="__RefHeading___Toc2198_3420781316"/><text:bookmark-start text:name="__RefNumPara__3848_984021074"/><text:soft-page-break/>Übersicht<text:bookmark-end text:name="__RefHeading___Toc2198_3420781316"/><text:bookmark-end text:name="__RefNumPara__3848_984021074"/></text:h>
      <text:p text:style-name="P9"><draw:frame draw:style-name="fr1" draw:name="Grafik1" text:anchor-type="paragraph" svg:width="17cm" svg:height="12.543cm" draw:z-index="5"><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0">Im klassischen "Hot Seat"-Modus sitzen die Spieler an einem Computer und geben ihre Züge nacheinander ein. <text:span text:style-name="T2">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0">Als E-Mail-Spiel. Die Spieler geben ihre Spielzüge an ihren eigenen Rechnern ein und schicken sie per E-Mail an den Spielleiter, der wiederum die Auswertung an die Spieler per E-Mail verteilt.</text:p>
        </text:list-item>
        <text:list-item>
          <text:p text:style-name="P10"><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3">t</text:span>en Anzahl von Jahren oder wenn nur noch ein Spieler übrig ist. Während der Zugeingabe können die Spieler Raumschiffe kaufen, verkaufen und starten, <text:span text:style-name="T4">die Kampfschiffproduktion</text:span> ändern, Planeten mit Abwehrkampfschiffen <text:span text:style-name="T5">und Kampfbonuspunkten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6">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6"><draw:image xlink:href="Pictures/200003B7000023C000001B35863FFF00.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6">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1">Typ</text:p>
            </table:table-cell>
            <table:table-cell table:style-name="Tabelle2.A1" office:value-type="string">
              <text:p text:style-name="P11">Symbol</text:p>
            </table:table-cell>
            <table:table-cell table:style-name="Tabelle2.A1" office:value-type="string">
              <text:p text:style-name="P11">Geschwindigkeit</text:p>
            </table:table-cell>
            <table:table-cell table:style-name="Tabelle2.A1" office:value-type="string">
              <text:p text:style-name="P11">Preis</text:p>
            </table:table-cell>
            <table:table-cell table:style-name="Tabelle2.E1" office:value-type="string">
              <text:p text:style-name="P12">Beschreibung</text:p>
            </table:table-cell>
          </table:table-row>
        </table:table-header-rows>
        <table:table-row>
          <table:table-cell table:style-name="Tabelle2.A2" office:value-type="string">
            <text:p text:style-name="P13">Kampfschiffe</text:p>
          </table:table-cell>
          <table:table-cell table:style-name="Tabelle2.B2" office:value-type="string">
            <text:p text:style-name="P13"><draw:frame draw:style-name="fr2" draw:name="Grafik10" text:anchor-type="as-char" svg:width="0.499cm" svg:height="0.499cm" draw:z-index="11"><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1 $</text:p>
          </table:table-cell>
          <table:table-cell table:style-name="Tabelle2.E2" office:value-type="string">
            <text:p text:style-name="P14">Nur Kampfschiffe können Planeten erobern und verteidigen. Starten Sie Kampfschiffe als Flotten aus einem bis unendlich vielen Schiffen.</text:p>
            <text:p text:style-name="P14">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der Kampfbonus geht verloren. Neutrale Kampfschiffe haben selbst keinen Kampfbonus.</text:p>
          </table:table-cell>
        </table:table-row>
        <table:table-row>
          <table:table-cell table:style-name="Tabelle2.A2" office:value-type="string">
            <text:p text:style-name="P13">Spion</text:p>
          </table:table-cell>
          <table:table-cell table:style-name="Tabelle2.B2" office:value-type="string">
            <text:p text:style-name="P13"><draw:frame draw:style-name="fr2" draw:name="Grafik11" text:anchor-type="as-char" svg:width="0.499cm" svg:height="0.499cm" draw:z-index="12"><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3">2c<text:line-break/>4c</text:p>
          </table:table-cell>
          <table:table-cell table:style-name="Tabelle2.D2" office:value-type="string">
            <text:p text:style-name="P13">3-6 $</text:p>
          </table:table-cell>
          <table:table-cell table:style-name="Tabelle2.E2" office:value-type="string">
            <text:p text:style-name="P13">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3">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3">Transporter</text:p>
          </table:table-cell>
          <table:table-cell table:style-name="Tabelle2.B2" office:value-type="string">
            <text:p text:style-name="P13"><draw:frame draw:style-name="fr2" draw:name="Grafik13" text:anchor-type="as-char" svg:width="0.499cm" svg:height="0.499cm" draw:z-index="13"><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4-7 $</text:p>
          </table:table-cell>
          <table:table-cell table:style-name="Tabelle2.E2" office:value-type="string">
            <text:p text:style-name="P12">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3">Patrouillen</text:p>
          </table:table-cell>
          <table:table-cell table:style-name="Tabelle2.B2" office:value-type="string">
            <text:p text:style-name="P13"><draw:frame draw:style-name="fr2" draw:name="Grafik12" text:anchor-type="as-char" svg:width="0.499cm" svg:height="0.499cm" draw:z-index="7"><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3">12-18 $</text:p>
          </table:table-cell>
          <table:table-cell table:style-name="Tabelle2.E2" office:value-type="string">
            <text:p text:style-name="P12">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2">Begegnen sich zwei gegnerische Patrouillen im <text:soft-page-break/>Einsatz, kapert eine Patrouille die andere. Es 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2">Wenn eine Patrouille einen fremden Planeten erreicht, geht sie verloren.</text:p>
            <text:p text:style-name="P12">Ist das Ziel der Patrouille ein Sektor und kein Planet, kehrt die Patrouille um und fliegt zum Startplaneten zurück. Auch auf dem Rückweg kapert sie fremde Raumschiffe.</text:p>
            <text:p text:style-name="P12">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3">50er-/ 100er-/<text:line-break/>250er-/<text:line-break/>500er-<text:line-break/>Minen</text:p>
          </table:table-cell>
          <table:table-cell table:style-name="Tabelle2.B2" office:value-type="string">
            <text:p text:style-name="P13"><draw:frame draw:style-name="fr2" draw:name="Grafik20" text:anchor-type="as-char" svg:width="0.499cm" svg:height="0.499cm" draw:z-index="8"><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12-17 $<text:line-break/>20-25 $ 40-47 $ 60-70 $</text:p>
          </table:table-cell>
          <table:table-cell table:style-name="Tabelle2.E2" office:value-type="string">
            <text:p text:style-name="P12">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2">Minen können Sie auf einen Ihrer Planeten transferieren, um sie von dort einzusetzen.</text:p>
          </table:table-cell>
        </table:table-row>
        <table:table-row>
          <table:table-cell table:style-name="Tabelle2.A2" office:value-type="string">
            <text:p text:style-name="P13">Minenräumer</text:p>
          </table:table-cell>
          <table:table-cell table:style-name="Tabelle2.B2" office:value-type="string">
            <text:p text:style-name="P13"><draw:frame draw:style-name="fr2" draw:name="Grafik21" text:anchor-type="as-char" svg:width="0.499cm" svg:height="0.499cm" draw:z-index="9"><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5">20-28 $</text:p>
          </table:table-cell>
          <table:table-cell table:style-name="Tabelle2.E2" office:value-type="string">
            <text:p text:style-name="P12">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2">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13">Das Schwarze Loch</text:p>
          </table:table-cell>
          <table:table-cell table:style-name="Tabelle2.B2" office:value-type="string">
            <text:p text:style-name="P13"><draw:frame draw:style-name="fr2" draw:name="Grafik6" text:anchor-type="as-char" svg:width="0.499cm" svg:height="0.499cm" draw:z-index="10"><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text:p>
          </table:table-cell>
          <table:table-cell table:style-name="Tabelle2.E2" office:value-type="string">
            <text:p text:style-name="P12">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6"/>
      <text:h text:style-name="P17" text:outline-level="2"><text:bookmark-start text:name="__RefHeading___Toc2208_3420781316"/>Planeten<text:bookmark-end text:name="__RefHeading___Toc2208_3420781316"/></text:h>
      <text:p text:style-name="Standard"><text:span text:style-name="T6">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7">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Artikel</text:p>
            </table:table-cell>
            <table:table-cell table:style-name="Tabelle1.A1" office:value-type="string">
              <text:p text:style-name="P11">Kaufpreis</text:p>
            </table:table-cell>
            <table:table-cell table:style-name="Tabelle1.A1" office:value-type="string">
              <text:p text:style-name="P11">Verkaufspreis</text:p>
            </table:table-cell>
            <table:table-cell table:style-name="Tabelle1.D1" office:value-type="string">
              <text:p text:style-name="P11">Beschreibung</text:p>
            </table:table-cell>
          </table:table-row>
        </table:table-header-rows>
        <table:table-row>
          <table:table-cell table:style-name="Tabelle1.A2" office:value-type="string">
            <text:p text:style-name="P13">$-Produktion/Jahr</text:p>
          </table:table-cell>
          <table:table-cell table:style-name="Tabelle1.B2" office:value-type="string">
            <text:p text:style-name="P13">60-90 $</text:p>
          </table:table-cell>
          <table:table-cell table:style-name="Tabelle1.C2" office:value-type="string">
            <text:p text:style-name="P13">unverkäuflich</text:p>
            <text:p text:style-name="P13"/>
          </table:table-cell>
          <table:table-cell table:style-name="Tabelle1.D2" office:value-type="string">
            <text:p text:style-name="P13">Erhöhen Sie die jährliche $-Produktion des Planeten in 5 $-Schritten auf bis zu 100 $/Jahr.</text:p>
          </table:table-cell>
        </table:table-row>
        <table:table-row>
          <table:table-cell table:style-name="Tabelle1.A2" office:value-type="string">
            <text:p text:style-name="P13">Kampfschiffproduktion/Jahr</text:p>
          </table:table-cell>
          <table:table-cell table:style-name="Tabelle1.B2" office:value-type="string">
            <text:p text:style-name="P13">kostenlos</text:p>
          </table:table-cell>
          <table:table-cell table:style-name="Tabelle1.C2" office:value-type="string">
            <text:p text:style-name="P13">kostenlos</text:p>
          </table:table-cell>
          <table:table-cell table:style-name="Tabelle1.D2" office:value-type="string">
            <text:p text:style-name="P13">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3">Abwehrkampfschiffe</text:p>
          </table:table-cell>
          <table:table-cell table:style-name="Tabelle1.B2" office:value-type="string">
            <text:p text:style-name="P13">60-90 $</text:p>
          </table:table-cell>
          <table:table-cell table:style-name="Tabelle1.C2" office:value-type="string">
            <text:p text:style-name="P13">40-60 $</text:p>
          </table:table-cell>
          <table:table-cell table:style-name="Tabelle1.D2" office:value-type="string">
            <text:p text:style-name="P12">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8">450</text:span> Schiffen. Auf dem Planeten können Sie bis zu <text:span text:style-name="T8">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4">Kampfbonus</text:p>
          </table:table-cell>
          <table:table-cell table:style-name="Tabelle1.B2" office:value-type="string">
            <text:p text:style-name="P14">60-90 $</text:p>
          </table:table-cell>
          <table:table-cell table:style-name="Tabelle1.C2" office:value-type="string">
            <text:p text:style-name="P14">unverkäuflich</text:p>
          </table:table-cell>
          <table:table-cell table:style-name="Tabelle1.D2" office:value-type="string">
            <text:p text:style-name="P14">Der Kampfbonus steigert die Kraft von Kampfschiffen. Mehr Informationen finden Sie im Kapi<text:span text:style-name="T9">tel </text:span><text:span text:style-name="T9"><text:bookmark-ref text:reference-format="chapter" text:ref-name="__RefHeading___Toc3085_53673941">2.6</text:bookmark-ref></text:span>.</text:p>
          </table:table-cell>
        </table:table-row>
        <table:table-row>
          <table:table-cell table:style-name="Tabelle1.A4" office:value-type="string">
            <text:p text:style-name="P13">Spione</text:p>
          </table:table-cell>
          <table:table-cell table:style-name="Tabelle1.B2" office:value-type="string">
            <text:p text:style-name="P13">3-6 $</text:p>
          </table:table-cell>
          <table:table-cell table:style-name="Tabelle1.C2" office:value-type="string">
            <text:p text:style-name="P13">2-4 $</text:p>
          </table:table-cell>
          <table:table-cell table:style-name="Tabelle1.D2" office:value-type="string">
            <text:p text:style-name="P12">Raumschiffe vom Typ "Spion".</text:p>
          </table:table-cell>
        </table:table-row>
        <table:table-row>
          <table:table-cell table:style-name="Tabelle1.A4" office:value-type="string">
            <text:p text:style-name="P13">Transporter</text:p>
          </table:table-cell>
          <table:table-cell table:style-name="Tabelle1.B2" office:value-type="string">
            <text:p text:style-name="P13">4-7 $</text:p>
          </table:table-cell>
          <table:table-cell table:style-name="Tabelle1.C2" office:value-type="string">
            <text:p text:style-name="P13">3-5 $</text:p>
          </table:table-cell>
          <table:table-cell table:style-name="Tabelle1.D2" office:value-type="string">
            <text:p text:style-name="P12">Raumschiffe vom Typ "Transporter".</text:p>
          </table:table-cell>
        </table:table-row>
        <table:table-row>
          <table:table-cell table:style-name="Tabelle1.A4" office:value-type="string">
            <text:p text:style-name="P13">Patrouillen</text:p>
          </table:table-cell>
          <table:table-cell table:style-name="Tabelle1.B2" office:value-type="string">
            <text:p text:style-name="P13">12-18 $</text:p>
          </table:table-cell>
          <table:table-cell table:style-name="Tabelle1.C2" office:value-type="string">
            <text:p text:style-name="P13">8-12 $</text:p>
          </table:table-cell>
          <table:table-cell table:style-name="Tabelle1.D2" office:value-type="string">
            <text:p text:style-name="P12">Raumschiffe vom Typ "Patrouille".</text:p>
          </table:table-cell>
        </table:table-row>
        <table:table-row>
          <table:table-cell table:style-name="Tabelle1.A4" office:value-type="string">
            <text:p text:style-name="P13">Minenräumer</text:p>
          </table:table-cell>
          <table:table-cell table:style-name="Tabelle1.B2" office:value-type="string">
            <text:p text:style-name="P13">20-28 $</text:p>
          </table:table-cell>
          <table:table-cell table:style-name="Tabelle1.C2" office:value-type="string">
            <text:p text:style-name="P13">13-19 $</text:p>
          </table:table-cell>
          <table:table-cell table:style-name="Tabelle1.D2" office:value-type="string">
            <text:p text:style-name="P12">Raumschiffe vom Typ "Minenräumer".</text:p>
          </table:table-cell>
        </table:table-row>
        <table:table-row>
          <table:table-cell table:style-name="Tabelle1.A10" office:value-type="string">
            <text:p text:style-name="P13">Minen (50)<text:line-break/>Minen (100)<text:line-break/>Minen (250)<text:line-break/>Minen (500)</text:p>
          </table:table-cell>
          <table:table-cell table:style-name="Tabelle1.B10" office:value-type="string">
            <text:p text:style-name="P13">12-17 $<text:line-break/>20-25 $<text:line-break/>40-47 $<text:line-break/>60-70 $</text:p>
          </table:table-cell>
          <table:table-cell table:style-name="Tabelle1.C10" office:value-type="string">
            <text:p text:style-name="P13">8-11 $<text:line-break/>13-17 $<text:line-break/>27-31 $<text:line-break/>40-47 $</text:p>
          </table:table-cell>
          <table:table-cell table:style-name="Tabelle1.D10" office:value-type="string">
            <text:p text:style-name="P12">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1">Kennzahl</text:p>
            </table:table-cell>
            <table:table-cell table:style-name="Tabelle3.A1" office:value-type="string">
              <text:p text:style-name="P11">Planeten der Spieler</text:p>
            </table:table-cell>
            <table:table-cell table:style-name="Tabelle3.C1" office:value-type="string">
              <text:p text:style-name="P11">Neutrale Planeten</text:p>
            </table:table-cell>
          </table:table-row>
        </table:table-header-rows>
        <table:table-row>
          <table:table-cell table:style-name="Tabelle3.A2" office:value-type="string">
            <text:p text:style-name="P13">Kampfschiffe</text:p>
          </table:table-cell>
          <table:table-cell table:style-name="Tabelle3.B2" office:value-type="float" office:value="350">
            <text:p text:style-name="P13">350</text:p>
          </table:table-cell>
          <table:table-cell table:style-name="Tabelle3.C2" office:value-type="string">
            <text:p text:style-name="P13">0-10</text:p>
          </table:table-cell>
        </table:table-row>
        <table:table-row>
          <table:table-cell table:style-name="Tabelle3.A2" office:value-type="string">
            <text:p text:style-name="P13">$-Vorrat</text:p>
          </table:table-cell>
          <table:table-cell table:style-name="Tabelle3.B3" office:value-type="string">
            <text:p text:style-name="P13">30 $</text:p>
          </table:table-cell>
          <table:table-cell table:style-name="Tabelle3.C2" office:value-type="string">
            <text:p text:style-name="P13">0-5 $</text:p>
          </table:table-cell>
        </table:table-row>
        <table:table-row>
          <table:table-cell table:style-name="Tabelle3.A2" office:value-type="string">
            <text:p text:style-name="P13">$-Produktion/Jahr<text:line-break/>Kampfschiffproduktion/Jahr</text:p>
          </table:table-cell>
          <table:table-cell table:style-name="Tabelle3.B3" office:value-type="string">
            <text:p text:style-name="P13">10 $/Jahr<text:line-break/>10/Jahr</text:p>
          </table:table-cell>
          <table:table-cell table:style-name="Tabelle3.C2" office:value-type="string">
            <text:p text:style-name="P13">1-15 $/Jahr<text:line-break/>1-15/Jahr</text:p>
          </table:table-cell>
        </table:table-row>
        <table:table-row>
          <table:table-cell table:style-name="Tabelle3.A2" office:value-type="string">
            <text:p text:style-name="P13">Abwehrkampfschiffe</text:p>
          </table:table-cell>
          <table:table-cell table:style-name="Tabelle3.B5" office:value-type="float" office:value="450">
            <text:p text:style-name="P18">450</text:p>
          </table:table-cell>
          <table:table-cell table:style-name="Tabelle3.C5" office:value-type="float" office:value="0">
            <text:p text:style-name="P13">0</text:p>
          </table:table-cell>
        </table:table-row>
        <table:table-row>
          <table:table-cell table:style-name="Tabelle3.A2" office:value-type="string">
            <text:p text:style-name="P14">Kampfbonus</text:p>
          </table:table-cell>
          <table:table-cell table:style-name="Tabelle3.B6" office:value-type="float" office:value="0">
            <text:p text:style-name="P14">0</text:p>
          </table:table-cell>
          <table:table-cell table:style-name="Tabelle3.C6" office:value-type="float" office:value="0">
            <text:p text:style-name="P14">0</text:p>
          </table:table-cell>
        </table:table-row>
        <table:table-row>
          <table:table-cell table:style-name="Tabelle3.A7" office:value-type="string">
            <text:p text:style-name="P13">Spione, Transporter, Patrouillen, Minenräumer, Minenleger</text:p>
          </table:table-cell>
          <table:table-cell table:style-name="Tabelle3.B7" office:value-type="float" office:value="0">
            <text:p text:style-name="P13">0</text:p>
          </table:table-cell>
          <table:table-cell table:style-name="Tabelle3.C7" office:value-type="float" office:value="0">
            <text:p text:style-name="P13">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19">Schicken Sie Kampfschiffe auf einen fremden Planeten, um ihn zu erobern. Sie kämpfen dabei gegen alle Kampfschiffe auf dem Planeten, inklusive der Abwehrkampfschiffe. </text:p>
      <text:p text:style-name="P19">Stellen Sie sich den Kampf wie ein Würfelspiel vor: Der Angreifer nimmt 3 Würfel in die Hand, bei weniger als 3 Kampfschiffen so viele Würfel wie Kampfschiffe. Der Verteidiger bekommt 2 Würfel, bei weniger als 2 Kampfschiffen so viele Würfel wie Kampfschiffe. Der Angreifer hat also 1 bis 3, der Verteidiger 0 bis 2 Würfel. Dann wird gleichzeitig gewürfelt.</text:p>
      <text:p text:style-name="P19">Die Würfel von Angreifer und Verteidiger werden absteigend nach der Augenzahl sortiert und dann paarweise verglichen, also der höchste Wert des Angreifers mit dem höchsten Wert des Verteidigers, danach die zweithöchsten Werte, usw. Bei jedem Paarvergleich verliert der Verteidiger ein Kampfschiff, wenn der Angreifer einen höheren Wert hat, andernfalls der Angreifer. All das erinnert Sie an das Brettspiel "Risiko"? Mich auch ;-)</text:p>
      <text:p text:style-name="P20"><draw:frame draw:style-name="fr3" draw:name="Bild1" text:anchor-type="char" svg:width="12.13cm" svg:height="4.877cm" draw:z-index="4"><draw:image xlink:href="Pictures/2000014F0000373A000016337D8D1801.svm" xlink:type="simple" xlink:show="embed" xlink:actuate="onLoad" draw:mime-type="image/x-svm"/><draw:image xlink:href="Pictures/10000001000002C40000011DBDD5EF42.png" xlink:type="simple" xlink:show="embed" xlink:actuate="onLoad" draw:mime-type="image/png"/></draw:frame><text:span text:style-name="T10">In diesem Beispiel verlieren A</text:span><text:span text:style-name="T11">ngreifer und Verteidiger jeweils 1 Kampfschiff.</text:span></text:p>
      <text:p text:style-name="P19">VEGA würfelt solange, bis der Angreifer oder der Verteidiger alle Kampfschiffe verloren haben. Wenn Schiffe des Angreifers übrigbleiben, übernimmt der Angreifer den Planeten mit seinen restlichen Kampfschiffen.</text:p>
      <text:p text:style-name="P19">Während der Zugeingabe können Sie die Kampfsimulation nutzen, um sich mit dem Kampfalgorithmus vertraut zu machen.</text:p>
      <text:p text:style-name="P19">Wenn zwei oder mehr Ihrer Kampfschiffflotten denselben Planeten am selben Tag erreichen, schließen sich diese Flotten nicht zusammen, sondern greifen nacheinander an.</text:p>
      <text:h text:style-name="Heading_20_2" text:outline-level="2"><text:bookmark-start text:name="__RefHeading___Toc3085_53673941"/>Kampfbonus<text:bookmark-end text:name="__RefHeading___Toc3085_53673941"/></text:h>
      <text:p text:style-name="Standard">Sie können Ihre Planeten mit bis zu 2 Kampfbonus-Punkten ausstatten. Wenn Sie einen Angriff starten, erhalten Ihre Kampfschiffe den Kampfbonus des Startplaneten. Der Verteidiger nutzt den Kampfbonus des angegriffenen Planeten. </text:p>
      <text:p text:style-name="Standard">Für jeden Bonuspunkt erhalten Angreifer bzw. Verteidiger einen zusätzlichen Würfel. Sind weniger Kampfschiffe als Würfel vorhanden, kommen nur so viele Würfel wie Kampfschiffe zum Zuge, so dass der Angreifer 1 bis 5, der Verteidiger 0 bis 4 Würfeln einsetzen kann.</text:p>
      <text:p text:style-name="Standard">Kampfbonus-Punkte können Sie kaufen, aber nicht verkaufen. Wird ein Planet von neutralen Kampfschiffen erobert, geht sein gesamter Kampfbonus verloren. Der Kampfbonus auf einem Bündnisplaneten gilt auch für Kampfschiffe der Bündnispartner.</text:p>
      <text:h text:style-name="Heading_20_2" text:outline-level="2"><text:bookmark-start text:name="__RefHeading___Toc2212_3420781316"/><text:soft-page-break/>Bündnisse<text:bookmark-end text:name="__RefHeading___Toc2212_3420781316"/></text:h>
      <text:p text:style-name="Standard">Spieler können einzelne Planeten zu <text:span text:style-name="T6">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erhalten dessen Kampfbonus.</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erhalten nicht den Kampfbonus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1">Raumschiffe, deren Ziel, Besitzer, Stärke, Modus (Einsatz/Transfer) usw. sind für alle Spieler sichtbar, sobald sie unterwegs sind, nicht jedoch der Kampfbonus von Kampfschiffen. Außerdem sehen alle Spieler, wo sich Minenfelder und das Schwarze Loch befinden und auf welchen Planeten wieviele Kampfschiffe vorhanden sind.</text:p>
      <text:p text:style-name="P21">Nur für die Besitzer der Planeten sichtbar sind deren Produktionsdaten, die Anzahl der Abwehrkampfschiffe, $-Vorrat, der Kampfbonus, die dort vorhandenen übrigen Raumschifftypen und Bündnisse. Andere Spieler können diese Informationen <text:soft-page-break/>sehen, wenn sie einen Spion auf dem Planeten haben oder Mitglied eines Bündnisses sind.</text:p>
      <text:p text:style-name="Standard"><text:span text:style-name="T12">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2">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text:soft-page-break/>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P23" text:outline-level="1"/>
      <text:h text:style-name="P24" text:outline-level="1"><text:bookmark-start text:name="__RefHeading___Toc2228_3420781316"/>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25"><draw:frame draw:style-name="fr4"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6">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6">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6">Frei verfügbare Kampfschiffe auf den Planeten, ohne Abwehrkampfschiffe.</text:p>
            </text:list-item>
            <text:list-item>
              <text:p text:style-name="P26">Alle Raumschiffe, die momentan unterwegs sind, geordnet nach Ankunftsdatum.</text:p>
            </text:list-item>
            <text:list-item>
              <text:p text:style-name="P26">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6"><text:soft-page-break/>Andere Raumschifftypen außer Kampfschiffe</text:p>
                </text:list-item>
                <text:list-item>
                  <text:p text:style-name="P26">Planetenproduktionsdaten und $-Vorräte</text:p>
                </text:list-item>
                <text:list-item>
                  <text:p text:style-name="P26">Abwehrkampfschiffe</text:p>
                </text:list-item>
                <text:list-item>
                  <text:p text:style-name="P26">Bündnisse</text:p>
                </text:list-item>
              </text:list>
            </text:list-item>
          </text:list>
        </text:list-item>
        <text:list-item>
          <text:p text:style-name="P26">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27">Über VEGA: Zeigt die Build-Nummer und den Link auf die VEGA-Internetpräsenz an.</text:p>
        </text:list-item>
        <text:list-item>
          <text:p text:style-name="P28">Spielanleitung: Öffnet diese Spielanleitung in dem PDF-Anzeigeprogramm, das auf ihrem Rechner standardmäßig mit der Dateiendung *.pdf verknüpft ist.</text:p>
        </text:list-item>
        <text:list-item>
          <text:p text:style-name="P29">Tutorial und Demo-Spiele: Unter diesem Menüpunkt können Sie das Tutorial starten. Außerdem finden Sie dort zwei Demo-Spiele, die zeigen, wie ein weit entwickeltes VEGA-Spiel aussehen kann.</text:p>
        </text:list-item>
        <text:list-item>
          <text:p text:style-name="P27">Neues lokales Spiel: Erzeugt ein neues Spiel, das auf Ihrem Rechner läuft und dort abgespeichert wird.</text:p>
        </text:list-item>
        <text:list-item>
          <text:p text:style-name="P27">Lokales Spiel laden: Lädt ein lokales Spiel von Ihrem Rechner.</text:p>
        </text:list-item>
        <text:list-item>
          <text:p text:style-name="P27">Lokales Spiel speichern als: Speichert ein lokales Spiel auf Ihrem Rechner.</text:p>
        </text:list-item>
        <text:list-item>
          <text:p text:style-name="P29">Lokale Bestenliste: In die Bestenliste können Sie nur aufgenommen werden, wenn Sie sich bei einem lokalen Spiel der Abschlussbewertung im Hauptmenü unterziehen.</text:p>
        </text:list-item>
        <text:list-item>
          <text:p text:style-name="P29">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0">Spiele auf dem VEGA Server: Initiieren, laden und verwalten Sie Spiele auf dem VEGA Server, mit dem Sie momentan verbunden sind.</text:p>
        </text:list-item>
        <text:list-item>
          <text:p text:style-name="P29">Bestenliste auf dem VEGA Server: Sehen Sie sich hier die Bestenliste auf dem VEGA Server an.</text:p>
        </text:list-item>
        <text:list-item>
          <text:p text:style-name="P27">E-Mail schreiben: Wenn Sie ein E-Mail- oder serverbasiertes Spiel spielen, können Sie hier Kontakt zu Ihren Mitspielern und zum Spielleiter bzw. Server-Administrator aufnehmen.</text:p>
        </text:list-item>
        <text:list-item>
          <text:p text:style-name="P27">Spielparameter: Zeigt die Parameter des momentanen Spiels an. Einige Parameter können Sie auch noch nachträglich ändern.</text:p>
        </text:list-item>
        <text:list-item>
          <text:p text:style-name="P27">Ausgabefenster öffnen: Hier können Sie ein zusätzliches Ausgabefenster öffnen und dieses auf den zweiten Bildschirm schieben. Während ein Spieler <text:soft-page-break/>am Hauptbildschirm unbeobachtet seine Spielzüge eingibt, sehen die anderen Spieler im Ausgabefenster nur die Ausgangssituation zu Jahresbeginn. Die Jahresauswertung wird auf allen Bildschirmen ausgegeben.</text:p>
        </text:list-item>
        <text:list-item>
          <text:p text:style-name="P29">Webserver: Konfigurieren und aktivieren Sie den VEGA-Webserver. Mehr dazu finden Sie im entsprechenden Kapitel.</text:p>
        </text:list-item>
        <text:list-item>
          <text:p text:style-name="P27">Einstellungen</text:p>
          <text:list>
            <text:list-item>
              <text:p text:style-name="P27">Sprache/Language: VEGA gibt es auf Deutsch und Englisch.</text:p>
            </text:list-item>
            <text:list-item>
              <text:p text:style-name="P27">VEGA Server-<text:span text:style-name="T13">Einstellungen</text:span>: <text:span text:style-name="T13">Verwalten </text:span>Sie die Zugangsdaten für <text:span text:style-name="T13">verschiedene</text:span> VEGA Server <text:span text:style-name="T13">und administrieren Sie Ihre VEGA Server</text:span>.</text:p>
            </text:list-item>
            <text:list-item>
              <text:p text:style-name="P29">VEGA Display-Server: Hier aktivieren Sie VEGA als VEGA Display-Server, um Ihren Bildschirm auf VEGA Display-Rechner übertragen zu können.</text:p>
            </text:list-item>
          </text:list>
        </text:list-item>
        <text:list-item>
          <text:p text:style-name="P27">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1">Unter "Jahre" stellen Sie das Jahr ein, in dem die letzte Auswertung erfolgt. Wenn Sie "Unendlich" wählen, spielen Sie so lange, bis nur noch ein Spieler übrig ist.</text:p>
        </text:list-item>
        <text:list-item>
          <text:p text:style-name="P31">"E-Mail-Modus": Hiermit schalten Sie ein lokales Spiel in den E-Mail-Modus.</text:p>
        </text:list-item>
        <text:list-item>
          <text:p text:style-name="P31">"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2">Mit den Tasten 1 bis 6 wählen Sie den Spieler aus, der als nächstes seine Spielzüge eingeben soll. Wenn Sie die Tabulator-Taste drücken, wählt VEGA einen zufälligen Spieler aus.</text:p>
        </text:list-item>
        <text:list-item>
          <text:p text:style-name="P32">Wiederholung: Die letzte Jahresauswertung wird wiederholt.</text:p>
        </text:list-item>
        <text:list-item>
          <text:p text:style-name="P32">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32">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2">E-Mail-Aktionen: Wenn Sie Spielleiter eines E-Mail-Spiels sind, können Sie hier den Spielstand an die Mitspieler schicken und die Spielzüge der Mitspieler importieren.</text:p>
        </text:list-item>
        <text:list-item>
          <text:p text:style-name="P32">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3">Fertig: Damit schließen Sie Ihre Zugeingabe ab. Danach gibt es kein Zurück mehr, und die Raumschiffe fliegen unwiderruflich ihrem Ziel entgegen.</text:p>
        </text:list-item>
        <text:list-item>
          <text:p text:style-name="P33">Undo: Sie können alle Spielzüge eines Jahres schrittweise rückgängig machen und wieder ins Hauptmenü zurückgelangen.</text:p>
        </text:list-item>
        <text:list-item>
          <text:p text:style-name="P33">Kampfschiffe / Bündnisflotte / Spion / Patrouille / Transporter / Mine / Minenräumer: Damit starten Sie Raumschiffe des gewählten Typs.</text:p>
        </text:list-item>
        <text:list-item>
          <text:p text:style-name="P33">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3">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text:soft-page-break/>selben Jahr dasselbe Bündnis definieren, damit die Änderung auch tatsächlich umgesetzt wird.</text:p>
        </text:list-item>
        <text:list-item>
          <text:p text:style-name="P33">Mehr...: Einige Menüpunkte wurden aus Platzgründen in ein weiteres Menü ausgelagert:</text:p>
          <text:list>
            <text:list-item>
              <text:p text:style-name="P33">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3">Raumschiffe aus-/einblenden: Um auf dem Spielfeld die Dichte der dargestellten Informationen zu reduzieren, können Sie die Raumschiffe einzelner oder aller Spieler während Ihrer Zugeingabe aus- und einblenden.</text:p>
            </text:list-item>
            <text:list-item>
              <text:p text:style-name="P33">Statistik: Hier können Sie, wie im Hauptmenü, die Entwicklung von Punkten, Kampfschiffen und Planeten über die letzten Jahre sehen.</text:p>
            </text:list-item>
            <text:list-item>
              <text:p text:style-name="P33">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3">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3">Kampfsimulation: Hier können Sie den Kampfalgorithmus von VEGA <text:span text:style-name="T14">ausprobieren</text:span>. <text:span text:style-name="T14">Sie können die Anzahl an Kampfschiffen mit und ohne Kampfbonus eingeben. Das Eingabeformat ist [Kampfschiffe]/[Kampfbonus], z.B. 117/1. Für Werte ohne Kampfbonus (Kampfbonus = 0) können Sie den Schrägstrich auch weglassen, z.B. 117.</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2">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15">Hier</text:span></text:a> <text:span text:style-name="T15">finden</text:span><text:span text:style-name="T16"> Sie den neusten VEGA-Build</text:span>. <text:span text:style-name="T16">Laden Sie die </text:span>ZIP-Datei <text:span text:style-name="T16">herunter und entpacken Sie deren Inhalt </text:span>in ein Verzeichnis Ihrer Wahl. Wenn auf Ihrem Compu<text:soft-page-break/>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2">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4">Öffnen Sie den Windows Explorer und suchen Sie nach der Datei "javaw.exe". Diese finden Sie im Unterordner "bin" im Installationsverzeichnis Ihres Java JDK/JRE.</text:p>
        </text:list-item>
        <text:list-item>
          <text:p text:style-name="P34">Klicken Sie mit der rechten Maustaste auf die Datei "javaw.exe" und wählen Sie "Eigenschaften".</text:p>
        </text:list-item>
        <text:list-item>
          <text:p text:style-name="P34">Im Tabreiter "Kompatibilität" ändern Sie die Einstellungen für hohe DPI-Einstellungen wie folgt:</text:p>
          <text:p text:style-name="P34"><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text:soft-page-break/>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35">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35">PDF-Dokumente, wie diese Spielanleitung, die Inventur eines Spielers oder die Distanzmatrix, öffnen sich nur auf dem Bildschirm (VEGA oder VEGA Display), auf dem sie der Benutzer angefordert hat.</text:p>
      <text:p text:style-name="P35">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text:soft-page-break/>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6" text:outline-level="2"><text:bookmark-start text:name="__RefHeading___Toc2250_3420781316"/>Einrichten eines <text:span text:style-name="T17">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text:soft-page-break/>Verwalten eines VEGA Servers<text:bookmark-end text:name="__RefHeading___Toc2252_3420781316"/></text:h>
      <text:p text:style-name="Standard">Als Admin benutzen Sie das Programm Vega.jar zur Serververwaltung. Dort klicken Sie im Menü auf "Einstellungen &gt; VEGA Server-<text:span text:style-name="T18">Einstellungen</text:span>". Beim ersten <text:span text:style-name="T18">Start müssen Sie ein Passwort für die Zugangsdaten vergeben. Importieren </text:span><text:span text:style-name="T19">Sie </text:span><text:span text:style-name="T18">zunächst unter "Zugangsdaten &gt; + &gt; Aktiver User aus einer Datei"</text:span> die Admin-<text:span text:style-name="T18">Zugangsdaten</text:span>. Diese <text:span text:style-name="T18">wurden beim Einrichten des </text:span>VEGA Server<text:span text:style-name="T18">s ins Verzeichnis</text:span> "ServerData" <text:span text:style-name="T18">in die</text:span> Datei "_ADMIN_[ServerUrl]_[ServerPort]" <text:span text:style-name="T18">geschrieben.</text:span></text:p>
      <text:p text:style-name="Standard">Im Tab "Server<text:span text:style-name="T18">verwaltung</text:span>" finden Sie Informationen über den Server. <text:span text:style-name="T18">Dort können Sie auch User auf dem Server </text:span><text:span text:style-name="T20">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18">vereinbaren Sie mit dem </text:span>zukünftige<text:span text:style-name="T21">n User ein Ak</text:span>tivierungspasswort.</text:p>
      <text:p text:style-name="P37">Als Admin navigieren Sie im Programm Vega.ja<text:span text:style-name="T21">r in die Menüli</text:span>ste zu "Einstellungen &gt; VEGA Server-<text:span text:style-name="T18">Einstellungen</text:span> &gt; <text:span text:style-name="T18">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22">In der Serververwaltung </text:span>können Sie Name und E-Mail <text:span text:style-name="T23">von Usern </text:span>ändern, nicht jedoch <text:span text:style-name="T23">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24">Ein</text:span> User, <text:span text:style-name="T24">den Sie</text:span> vom Server <text:span text:style-name="T22">löschen</text:span>, <text:span text:style-name="T22">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text:soft-page-break/>Möglichkeiten des Serververwaltungsdialogs, um sich von Zeit zu Zeit das Log anzusehen, den Status des Servers zu prüfen und User zu verwalten.</text:p>
      <text:p text:style-name="Standard"><text:span text:style-name="T25">D</text:span>er VEGA Server <text:span text:style-name="T25">legt </text:span>seine User- und Spieldaten in Unterverzeichnissen des Verzeichnisses "<text:span text:style-name="T25">data/</text:span>ServerData" <text:span text:style-name="T25">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22">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38">--++&gt;&gt;-o-&lt;&lt;++--</text:p>
      <text:p text:style-name="P39">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39">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text:soft-page-break/>durch die Wohnkueche, bis der Dauerbrandherd ausging - also ohne Ende.</text:p>
      <text:p text:style-name="P38">--++&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25"><draw:frame draw:style-name="fr1" draw:name="Grafik3" text:anchor-type="paragraph" svg:width="11.936cm" svg:height="7.597cm" draw:z-index="1"><draw:image xlink:href="Pictures/10000001000005180000033EEC82CB77.png" xlink:type="simple" xlink:show="embed" xlink:actuate="onLoad" draw:mime-type="image/png"/></draw:frame>VEGA auf einem Atari ST, entwickelt 1989 mit GFA-BASIC. Haben Sie bemerkt, dass es sich um dasselbe Spiel handelt wie in den obigen Screenshots? Sie finden es im heutigen VEGA als "Demo-Spiel 1"</text:p>
      <text:p text:style-name="P40"><draw:frame draw:style-name="fr1"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28T08:29:43.424572468</dc:date>
    <meta:editing-duration>P18DT20H46M22S</meta:editing-duration>
    <meta:editing-cycles>1729</meta:editing-cycles>
    <meta:generator>LibreOffice/24.8.0.3$MacOSX_AARCH64 LibreOffice_project/0bdf1299c94fe897b119f97f3c613e9dca6be583</meta:generator>
    <meta:print-date>2024-09-11T20:53:06.821607501</meta:print-date>
    <meta:printed-by>PDF-Dateien</meta:printed-by>
    <meta:document-statistic meta:table-count="3" meta:image-count="14" meta:object-count="0" meta:page-count="24" meta:paragraph-count="405" meta:word-count="7327" meta:character-count="52063" meta:non-whitespace-character-count="44168"/>
  </office:meta>
</office:document-meta>
</file>